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RW Bookman L" fo:font-size="44pt" fo:font-style="italic" style:text-underline-style="solid" style:text-underline-width="auto" style:text-underline-color="font-color" fo:font-weight="bold" officeooo:rsid="000d074b" officeooo:paragraph-rsid="000d074b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Table_20_Contents">
      <style:text-properties style:font-name="URW Bookman L" fo:font-size="12pt" style:font-name-asian="Droid Sans Fallback" style:font-size-asian="12pt" style:font-name-complex="FreeSans" style:font-size-complex="12pt"/>
    </style:style>
    <style:style style:name="P3" style:family="paragraph" style:parent-style-name="Table_20_Contents">
      <style:text-properties style:font-name="URW Bookman L" fo:font-size="12pt" officeooo:rsid="000d074b" officeooo:paragraph-rsid="000d074b" style:font-name-asian="Droid Sans Fallback" style:font-size-asian="12pt" style:font-name-complex="FreeSans" style:font-size-complex="12pt"/>
    </style:style>
    <style:style style:name="P4" style:family="paragraph" style:parent-style-name="Table_20_Contents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5" style:family="paragraph" style:parent-style-name="Text_20_body">
      <style:text-properties style:font-name="URW Bookman L" officeooo:rsid="000d074b" officeooo:paragraph-rsid="000d074b"/>
    </style:style>
    <style:style style:name="P6" style:family="paragraph" style:parent-style-name="Text_20_body">
      <style:text-properties style:font-name="URW Bookman L" officeooo:rsid="00186e44" officeooo:paragraph-rsid="00186e44"/>
    </style:style>
    <style:style style:name="P7" style:family="paragraph" style:parent-style-name="Text_20_body" style:list-style-name="L2">
      <style:text-properties officeooo:paragraph-rsid="00186e44"/>
    </style:style>
    <style:style style:name="P8" style:family="paragraph" style:parent-style-name="Text_20_body" style:list-style-name="L2">
      <style:text-properties officeooo:rsid="00186e44" officeooo:paragraph-rsid="00186e44"/>
    </style:style>
    <style:style style:name="P9" style:family="paragraph" style:parent-style-name="Heading_20_1">
      <style:text-properties style:font-name="URW Bookman L" officeooo:rsid="000d074b" officeooo:paragraph-rsid="000d074b"/>
    </style:style>
    <style:style style:name="P10" style:family="paragraph" style:parent-style-name="Table_20_Contents" style:list-style-name="L1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11" style:family="paragraph" style:parent-style-name="Table_20_Contents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12" style:family="paragraph" style:parent-style-name="Table_20_Contents">
      <style:text-properties style:font-name="URW Bookman L" fo:font-size="12pt" officeooo:rsid="000e416c" officeooo:paragraph-rsid="000e416c" style:font-name-asian="Droid Sans Fallback" style:font-size-asian="12pt" style:font-name-complex="FreeSans" style:font-size-complex="12pt"/>
    </style:style>
    <style:style style:name="P13" style:family="paragraph" style:parent-style-name="Table_20_Contents">
      <style:text-properties style:font-name="URW Bookman L" fo:font-size="12pt" officeooo:rsid="0011dc11" officeooo:paragraph-rsid="0011dc11" style:font-name-asian="Droid Sans Fallback" style:font-size-asian="12pt" style:font-name-complex="FreeSans" style:font-size-complex="12pt"/>
    </style:style>
    <style:style style:name="P14" style:family="paragraph" style:parent-style-name="Table_20_Contents">
      <style:text-properties style:font-name="URW Bookman L" fo:font-size="12pt" officeooo:rsid="0012eac3" officeooo:paragraph-rsid="0012eac3" style:font-name-asian="Droid Sans Fallback" style:font-size-asian="12pt" style:font-name-complex="FreeSans" style:font-size-complex="12pt"/>
    </style:style>
    <style:style style:name="P15" style:family="paragraph" style:parent-style-name="Table_20_Contents">
      <style:text-properties style:font-name="URW Bookman L" fo:font-size="12pt" officeooo:rsid="0013c454" officeooo:paragraph-rsid="0013c454" style:font-name-asian="Droid Sans Fallback" style:font-size-asian="12pt" style:font-name-complex="FreeSans" style:font-size-complex="12pt"/>
    </style:style>
    <style:style style:name="P16" style:family="paragraph" style:parent-style-name="Table_20_Contents">
      <style:text-properties style:font-name="URW Bookman L" fo:font-size="12pt" officeooo:rsid="0015bcc3" officeooo:paragraph-rsid="0015bcc3" style:font-name-asian="Droid Sans Fallback" style:font-size-asian="12pt" style:font-name-complex="FreeSans" style:font-size-complex="12pt"/>
    </style:style>
    <style:style style:name="P17" style:family="paragraph" style:parent-style-name="Table_20_Contents">
      <style:text-properties style:font-name="URW Bookman L" fo:font-size="12pt" officeooo:rsid="0016125a" officeooo:paragraph-rsid="0016125a" style:font-name-asian="Droid Sans Fallback" style:font-size-asian="12pt" style:font-name-complex="FreeSans" style:font-size-complex="12pt"/>
    </style:style>
    <style:style style:name="P18" style:family="paragraph" style:parent-style-name="Table_20_Contents">
      <style:text-properties style:font-name="URW Bookman L" fo:font-size="12pt" officeooo:rsid="0016a17f" officeooo:paragraph-rsid="0016a17f" style:font-name-asian="Droid Sans Fallback" style:font-size-asian="12pt" style:font-name-complex="FreeSans" style:font-size-complex="12pt"/>
    </style:style>
    <style:style style:name="P19" style:family="paragraph" style:parent-style-name="Table_20_Contents">
      <style:text-properties style:font-name="URW Bookman L" fo:font-size="12pt" officeooo:rsid="0017b284" officeooo:paragraph-rsid="0017b284" style:font-name-asian="Droid Sans Fallback" style:font-size-asian="12pt" style:font-name-complex="FreeSans" style:font-size-complex="12pt"/>
    </style:style>
    <style:style style:name="P20" style:family="paragraph" style:parent-style-name="Table_20_Contents">
      <style:text-properties style:font-name="URW Bookman L" fo:font-size="12pt" officeooo:rsid="0018313e" officeooo:paragraph-rsid="0018313e" style:font-name-asian="Droid Sans Fallback" style:font-size-asian="12pt" style:font-name-complex="FreeSans" style:font-size-complex="12pt"/>
    </style:style>
    <style:style style:name="P21" style:family="paragraph" style:parent-style-name="Table_20_Contents">
      <style:text-properties style:text-line-through-style="solid" style:text-line-through-type="single" style:font-name="URW Bookman L" fo:font-size="12pt" officeooo:rsid="0013d62a" officeooo:paragraph-rsid="0013d62a" style:font-name-asian="Droid Sans Fallback" style:font-size-asian="12pt" style:font-name-complex="FreeSans" style:font-size-complex="12pt"/>
    </style:style>
    <style:style style:name="P22" style:family="paragraph" style:parent-style-name="Table_20_Contents">
      <style:text-properties style:text-line-through-style="solid" style:text-line-through-type="single" style:font-name="URW Bookman L" fo:font-size="12pt" officeooo:rsid="0011dc11" officeooo:paragraph-rsid="0011dc11" style:font-name-asian="Droid Sans Fallback" style:font-size-asian="12pt" style:font-name-complex="FreeSans" style:font-size-complex="12pt"/>
    </style:style>
    <style:style style:name="P23" style:family="paragraph" style:parent-style-name="Table_20_Contents">
      <style:text-properties style:text-line-through-style="solid" style:text-line-through-type="single" style:font-name="URW Bookman L" fo:font-size="12pt" officeooo:rsid="0016125a" officeooo:paragraph-rsid="0016125a" style:font-name-asian="Droid Sans Fallback" style:font-size-asian="12pt" style:font-name-complex="FreeSans" style:font-size-complex="12pt"/>
    </style:style>
    <style:style style:name="P24" style:family="paragraph" style:parent-style-name="Table_20_Contents">
      <style:text-properties style:text-line-through-style="solid" style:text-line-through-type="single" style:font-name="URW Bookman L" fo:font-size="12pt" officeooo:rsid="0016a17f" officeooo:paragraph-rsid="0016a17f" style:font-name-asian="Droid Sans Fallback" style:font-size-asian="12pt" style:font-name-complex="FreeSans" style:font-size-complex="12pt"/>
    </style:style>
    <style:style style:name="T1" style:family="text">
      <style:text-properties style:font-name="URW Bookman L" officeooo:rsid="00186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eing 737-300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Année de mise en service</text:p>
          </table:table-cell>
          <table:table-cell table:style-name="Tableau1.B1" office:value-type="string">
            <text:p text:style-name="P3">1984</text:p>
          </table:table-cell>
        </table:table-row>
        <table:table-row>
          <table:table-cell table:style-name="Tableau1.A2" office:value-type="string">
            <text:p text:style-name="P3">Nombre d'exemplaires vendu</text:p>
          </table:table-cell>
          <table:table-cell table:style-name="Tableau1.B2" office:value-type="string">
            <text:p text:style-name="P3">1113</text:p>
          </table:table-cell>
        </table:table-row>
        <table:table-row>
          <table:table-cell table:style-name="Tableau1.A2" office:value-type="string">
            <text:p text:style-name="P3">Compagnies exploitantes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Capacités</text:p>
          </table:table-cell>
          <table:table-cell table:style-name="Tableau1.B2" office:value-type="string">
            <text:p text:style-name="P3">128 - 149</text:p>
          </table:table-cell>
        </table:table-row>
        <table:table-row>
          <table:table-cell table:style-name="Tableau1.A2" office:value-type="string">
            <text:p text:style-name="P3">Performance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Coût unitaire</text:p>
          </table:table-cell>
          <table:table-cell table:style-name="Tableau1.B2" office:value-type="string">
            <text:p text:style-name="P3">$55 000 000</text:p>
          </table:table-cell>
        </table:table-row>
        <table:table-row>
          <table:table-cell table:style-name="Tableau1.A2" office:value-type="string">
            <text:p text:style-name="P3">Longueur</text:p>
          </table:table-cell>
          <table:table-cell table:style-name="Tableau1.B2" office:value-type="string">
            <text:p text:style-name="P3">32,18 m</text:p>
          </table:table-cell>
        </table:table-row>
        <table:table-row>
          <table:table-cell table:style-name="Tableau1.A2" office:value-type="string">
            <text:p text:style-name="P3">Hauteur</text:p>
          </table:table-cell>
          <table:table-cell table:style-name="Tableau1.B2" office:value-type="string">
            <text:p text:style-name="P3">11,13 m</text:p>
          </table:table-cell>
        </table:table-row>
        <table:table-row>
          <table:table-cell table:style-name="Tableau1.A2" office:value-type="string">
            <text:p text:style-name="P3">Diamètre</text:p>
          </table:table-cell>
          <table:table-cell table:style-name="Tableau1.B2" office:value-type="string">
            <text:p text:style-name="P3">3,73 m</text:p>
          </table:table-cell>
        </table:table-row>
        <table:table-row>
          <table:table-cell table:style-name="Tableau1.A2" office:value-type="string">
            <text:p text:style-name="P3">Envergure</text:p>
          </table:table-cell>
          <table:table-cell table:style-name="Tableau1.B2" office:value-type="string">
            <text:p text:style-name="P3">28,88 m</text:p>
          </table:table-cell>
        </table:table-row>
        <table:table-row>
          <table:table-cell table:style-name="Tableau1.A2" office:value-type="string">
            <text:p text:style-name="P3">Rayon d'action</text:p>
          </table:table-cell>
          <table:table-cell table:style-name="Tableau1.B2" office:value-type="string">
            <text:p text:style-name="P3">4200 km</text:p>
          </table:table-cell>
        </table:table-row>
        <table:table-row>
          <table:table-cell table:style-name="Tableau1.A2" office:value-type="string">
            <text:p text:style-name="P3">Vitesse de croisière</text:p>
          </table:table-cell>
          <table:table-cell table:style-name="Tableau1.B2" office:value-type="string">
            <text:p text:style-name="P3">800 km/h</text:p>
          </table:table-cell>
        </table:table-row>
        <table:table-row>
          <table:table-cell table:style-name="Tableau1.A2" office:value-type="string">
            <text:p text:style-name="P4">Longueur de piste nécessaire :</text:p>
            <text:list xml:id="list7391245318366958123" text:style-name="L1">
              <text:list-item>
                <text:p text:style-name="P10">Décollage</text:p>
              </text:list-item>
              <text:list-item>
                <text:p text:style-name="P10">Atterrissage</text:p>
              </text:list-item>
            </text:list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apacité kérosène</text:p>
          </table:table-cell>
          <table:table-cell table:style-name="Tableau1.B2" office:value-type="string">
            <text:p text:style-name="P4">23 170 Litres</text:p>
          </table:table-cell>
        </table:table-row>
        <table:table-row>
          <table:table-cell table:style-name="Tableau1.A2" office:value-type="string">
            <text:p text:style-name="P12">Principales compagnies l'employant</text:p>
          </table:table-cell>
          <table:table-cell table:style-name="Tableau1.B2" office:value-type="string">
            <text:p text:style-name="P22">Webjet Linhas Aéreas</text:p>
            <text:p text:style-name="P20">SouthWest Airlines</text:p>
            <text:p text:style-name="P13">Canadian North</text:p>
            <text:p text:style-name="P13">Air China</text:p>
            <text:p text:style-name="P13">China Eastern Airlines</text:p>
            <text:p text:style-name="P13">China Postal Airlines</text:p>
            <text:p text:style-name="P13">China Southern Airlines</text:p>
            <text:p text:style-name="P14">Europe Airpost</text:p>
            <text:p text:style-name="P15">Lufthansa</text:p>
            <text:p text:style-name="P21">Batavia Air</text:p>
            <text:p text:style-name="P16">Siriwijaya Air</text:p>
            <text:p text:style-name="P16">Air Baltic</text:p>
            <text:p text:style-name="P16">Viva Aerobus</text:p>
            <text:p text:style-name="P17">Air New Zealand</text:p>
            <text:p text:style-name="P23">Air Europa</text:p>
            <text:p text:style-name="P24">Viva Air</text:p>
            <text:p text:style-name="P24"><text:soft-page-break/>Go Fly</text:p>
            <text:p text:style-name="P18">Jet2.com</text:p>
            <text:p text:style-name="P18">America West Airlines</text:p>
            <text:p text:style-name="P19">Morris Air</text:p>
            <text:p text:style-name="P20"/>
            <text:p text:style-name="P18"/>
            <text:p text:style-name="P4"/>
            <text:p text:style-name="P4"/>
          </table:table-cell>
        </table:table-row>
      </table:table>
      <text:h text:style-name="P9" text:outline-level="1"/>
      <text:p text:style-name="P5"/>
      <text:p text:style-name="P6">Sources :</text:p>
      <text:list xml:id="list949395791988814324" text:style-name="L2">
        <text:list-item>
          <text:p text:style-name="P8">Wikipedia.org</text:p>
        </text:list-item>
        <text:list-item>
          <text:p text:style-name="P7"><text:span text:style-name="T1">Boeing documents</text:span></text:p>
        </text:list-item>
      </text:list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9:09:31.780097982</meta:creation-date>
    <dc:date>2015-05-21T10:03:55.433708715</dc:date>
    <meta:editing-duration>PT13M41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2" meta:paragraph-count="52" meta:word-count="113" meta:character-count="688" meta:non-whitespace-character-count="631"/>
  </office:meta>
</office:document-meta>
</file>